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3">- пункт основного меню <text:span text:style-name="T2">«FAT boot» </text:span>переименован в «<text:span text:style-name="T2">File browser</text:span>».</text:p>
      <text:p text:style-name="P3">- в меню «<text:span text:style-name="T2">Service</text:span>» удалены пункты «<text:span text:style-name="T2">Load font 4 TEXTMODE</text:span>» и «<text:span text:style-name="T2">Image to RAMDISK</text:span>», функции этих пунктов теперь производятся через «<text:span text:style-name="T2">File browser</text:span>».</text:p>
      <text:p text:style-name="P3"><text:span text:style-name="T2">- </text:span>в меню «<text:span text:style-name="T2">Service</text:span>» добавлен пункт принудительного сброса на дефолтные значения <text:span text:style-name="T2">CMOS. </text:span>Также добавлен пункт демонтирования образов, если ни один образ не примонтирован меню не появляется.</text:p>
      <text:p text:style-name="P3">- загрузка/запуск файлов раскиданные ранее по разным пунктам разных меню теперь производятся через «<text:span text:style-name="T2">File browser</text:span>», кроме обновления прошивок. Обновление прошивок оставлено на старом месте.</text:p>
      <text:p text:style-name="P3">- переделан порядок доступа к <text:span text:style-name="T2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2">.</text:span></text:p>
      <text:p text:style-name="P3">- работа с <text:span text:style-name="T2">FAT </text:span>полностью перенесена в ПЗУ, вся вызовы сделаны через <text:span text:style-name="T2">RST 8</text:span>.</text:p>
      <text:p text:style-name="P3">- сделана сортировка по первым символам для директорий/файлов (сначала для директорий, потом для файлов).</text:p>
      <text:p text:style-name="P3">- сделано монтирование <text:span text:style-name="T2">TRD </text:span>образов на чтение/запись непосредственно на <text:span text:style-name="T2">FAT.</text:span></text:p>
      <text:p text:style-name="P3">- сделано монтирование <text:span text:style-name="T2">TRD </text:span>образов из текстового файла <text:span text:style-name="T2">IMAGE.MNT. </text:span>Возможность сохранения примонтированных образов в этот файл пока отсутствует.</text:p>
      <text:p text:style-name="P3">- в главном меню добавлен пункт «<text:span text:style-name="T2">Setup</text:span>»<text:span text:style-name="T2">. </text:span>Пока в нем 2 пункта: включение/выключение звука нажатых клавиш и включение/выключение доступа к <text:span text:style-name="T2">SD card NeoGS.</text:span></text:p>
      <text:p text:style-name="P3"><text:span text:style-name="T2">- </text:span>в связи с возможностью монтирования <text:span text:style-name="T2">TRD </text:span>образов сделана запись в драйверах устройств, пока только для монтировщика образов. <text:span text:style-name="T2">FAT </text:span>возможностей записи пока не имеет.</text:p>
      <text:p text:style-name="P3">- окно «<text:span text:style-name="T2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3">- после переезда работы с <text:span text:style-name="T2">FAT </text:span>в ПЗУ инициализация всех устройств делается всегда сразу по сбросу.</text:p>
      <text:p text:style-name="P3">- сделано сохранение текущего пути при переходах по директориям.</text:p>
      <text:p text:style-name="P3">- обработчик и установщик <text:span text:style-name="T2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3">- шрифты для текстового режима теперь хранятся в упакованном виде.</text:p>
      <text:p text:style-name="P3">- переделаны вызовы <text:span text:style-name="T2">RST 8, </text:span>сделаны вызова из <text:span text:style-name="T2">EVO-DOS </text:span>для работы с примонтированными образами.</text:p>
      <text:p text:style-name="P3">- при загрузке <text:span text:style-name="T2">TAP </text:span>файлов через «<text:span text:style-name="T2">File browser</text:span>» принудительно включается бит эмуляции работы с лентой в <text:span text:style-name="T2">CMOS. </text:span>При вызове через «<text:span text:style-name="T2">Tape loader</text:span>» зависит от установленного режима.</text:p>
      <text:p text:style-name="P3">- при выборе <text:span text:style-name="T2">TRD </text:span>образов выдается меню выбора монтировать файл или загружать в рамдиск. <text:span text:style-name="T2">FDI </text:span>и <text:span text:style-name="T2">SCL </text:span>образа всегда грузятся в рамдиск.</text:p>
      <text:p text:style-name="P3"/>
      <text:p text:style-name="P3">24.01.2012 Версия 0.49<text:span text:style-name="T2">c </text:span>Переделки</text:p>
      <text:p text:style-name="P3">- переделаны обработчики <text:span text:style-name="T2">RST 8 </text:span>и <text:span text:style-name="T2">NMI </text:span>для полной независимости друг от друга.</text:p>
      <text:p text:style-name="P3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я на использованный в АТМ, но в 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3">- исправлена проблема неправильного считывания фонта из-за несвоевременного переключения отображаемых экранов.</text:p>
      <text:p text:style-name="P3">- исправлено отображение некоторых регистров процессора.</text:p>
      <text:p text:style-name="P3"/>
      <text:p text:style-name="P3"><text:soft-page-break/>18.01.2012 Версия 0.49 Добавление</text:p>
      <text:p text:style-name="P3">- добавлена поддержка волшебной кнопки <text:span text:style-name="T2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3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oft-page-break/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><text:soft-page-break/></text:p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<text:soft-page-break/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<text:soft-page-break/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<text:soft-page-break/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<text:soft-page-break/>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</text:span><text:span text:style-name="T1">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5-27T12:42:34.18</dc:date>
    <meta:editing-duration>P26DT11H15M42S</meta:editing-duration>
    <meta:editing-cycles>148</meta:editing-cycles>
    <meta:generator>LibreOffice/3.5$Windows_x86 LibreOffice_project/235ab8a-3802056-4a8fed3-2d66ea8-e241b80</meta:generator>
    <meta:document-statistic meta:table-count="0" meta:image-count="0" meta:object-count="0" meta:page-count="8" meta:paragraph-count="242" meta:word-count="3134" meta:character-count="21561" meta:non-whitespace-character-count="18652"/>
  </office:meta>
</office:document-meta>
</file>